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6_18-55-50_000.jpg</text:p>
          </table:table-cell>
          <table:table-cell table:style-name="ce12" office:value-type="string">
            <text:p><text:s/>:PHOTO 記録 / @自室 / what=ティッシュペーパー / for=~ / occasion=終了：使い切った 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PHOTO 記録 / @自室 / what=ティッシュペーパー / for=~ / occasion=終了：使い切った ">
            <text:p><text:s/>:PHOTO 記録 / @自室 / what=ティッシュペーパー / for=~ / occasion=終了：使い切った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6_20-38-30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6_22-32-30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7_00-19-58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7_05-26-21_000.jpg</text:p>
          </table:table-cell>
          <table:table-cell table:style-name="ce12" office:value-type="string">
            <text:p>:m 東和 PHOTO / 211127sa / 牛込柳町 / 特養ホーム和光園新築工事 / １名 / 横山設備工業（冨士工） / 出発時間 / N-35-35-28.8208 E-139-34-50.148925</text:p>
          </table:table-cell>
          <table:table-cell table:style-name="ce12"/>
          <table:table-cell table:style-name="ce5" table:formula="of:=[.F6]" office:value-type="string" office:string-value="N-35-35-28.8208 E-139-34-50.148925">
            <text:p>N-35-35-28.8208 E-139-34-50.148925</text:p>
          </table:table-cell>
          <table:table-cell table:style-name="ce5" office:value-type="string">
            <text:p>N-35-35-28.8208 E-139-34-50.148925</text:p>
          </table:table-cell>
          <table:table-cell table:style-name="ce40" table:formula="of:=IF([.E6]=&quot;&quot;;[.C6];CONCATENATE([.C6];&quot; / &quot;;[.E6]))" office:value-type="string" office:string-value=":m 東和 PHOTO / 211127sa / 牛込柳町 / 特養ホーム和光園新築工事 / １名 / 横山設備工業（冨士工） / 出発時間 / N-35-35-28.8208 E-139-34-50.148925 / N-35-35-28.8208 E-139-34-50.148925">
            <text:p>:m 東和 PHOTO / 211127sa / 牛込柳町 / 特養ホーム和光園新築工事 / １名 / 横山設備工業（冨士工） / 出発時間 / N-35-35-28.8208 E-139-34-50.148925 / N-35-35-28.8208 E-139-34-50.14892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7_06-59-34_000.jpg</text:p>
          </table:table-cell>
          <table:table-cell table:style-name="ce12" office:value-type="string">
            <text:p>:m 東和 PHOTO / 211127sa / 牛込柳町 / 特養ホーム和光園新築工事 / １名 / 横山設備工業（冨士工） / 現場状況 / N-35-41-47.65686 E-139-43-25.407714</text:p>
          </table:table-cell>
          <table:table-cell table:style-name="ce12"/>
          <table:table-cell table:style-name="ce5" table:formula="of:=[.F7]" office:value-type="string" office:string-value="N-35-41-47.65686 E-139-43-25.407714">
            <text:p>N-35-41-47.65686 E-139-43-25.407714</text:p>
          </table:table-cell>
          <table:table-cell table:style-name="ce5" office:value-type="string">
            <text:p>N-35-41-47.65686 E-139-43-25.407714</text:p>
          </table:table-cell>
          <table:table-cell table:style-name="ce40" table:formula="of:=IF([.E7]=&quot;&quot;;[.C7];CONCATENATE([.C7];&quot; / &quot;;[.E7]))" office:value-type="string" office:string-value=":m 東和 PHOTO / 211127sa / 牛込柳町 / 特養ホーム和光園新築工事 / １名 / 横山設備工業（冨士工） / 現場状況 / N-35-41-47.65686 E-139-43-25.407714 / N-35-41-47.65686 E-139-43-25.407714">
            <text:p>:m 東和 PHOTO / 211127sa / 牛込柳町 / 特養ホーム和光園新築工事 / １名 / 横山設備工業（冨士工） / 現場状況 / N-35-41-47.65686 E-139-43-25.407714 / N-35-41-47.65686 E-139-43-25.40771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7_07-00-04_000.jpg</text:p>
          </table:table-cell>
          <table:table-cell table:style-name="ce12" office:value-type="string">
            <text:p>:m 東和 PHOTO / 211127sa / 牛込柳町 / 特養ホーム和光園新築工事 / １名 / 横山設備工業（冨士工） / 現場状況 / N-35-41-47.601928 E-139-43-25.462646</text:p>
          </table:table-cell>
          <table:table-cell table:style-name="ce12"/>
          <table:table-cell table:style-name="ce5" table:formula="of:=[.F8]" office:value-type="string" office:string-value="N-35-41-47.601928 E-139-43-25.462646">
            <text:p>N-35-41-47.601928 E-139-43-25.462646</text:p>
          </table:table-cell>
          <table:table-cell table:style-name="ce5" office:value-type="string">
            <text:p>N-35-41-47.601928 E-139-43-25.462646</text:p>
          </table:table-cell>
          <table:table-cell table:style-name="ce40" table:formula="of:=IF([.E8]=&quot;&quot;;[.C8];CONCATENATE([.C8];&quot; / &quot;;[.E8]))" office:value-type="string" office:string-value=":m 東和 PHOTO / 211127sa / 牛込柳町 / 特養ホーム和光園新築工事 / １名 / 横山設備工業（冨士工） / 現場状況 / N-35-41-47.601928 E-139-43-25.462646 / N-35-41-47.601928 E-139-43-25.462646">
            <text:p>:m 東和 PHOTO / 211127sa / 牛込柳町 / 特養ホーム和光園新築工事 / １名 / 横山設備工業（冨士工） / 現場状況 / N-35-41-47.601928 E-139-43-25.462646 / N-35-41-47.601928 E-139-43-25.46264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7_07-00-08_000.jpg</text:p>
          </table:table-cell>
          <table:table-cell table:style-name="ce12" office:value-type="string">
            <text:p>:m 東和 PHOTO / 211127sa / 牛込柳町 / 特養ホーム和光園新築工事 / １名 / 横山設備工業（冨士工） / 現場状況 / N-35-41-47.643127 E-139-43-25.352783</text:p>
          </table:table-cell>
          <table:table-cell table:style-name="ce12"/>
          <table:table-cell table:style-name="ce5" table:formula="of:=[.F9]" office:value-type="string" office:string-value="N-35-41-47.643127 E-139-43-25.352783">
            <text:p>N-35-41-47.643127 E-139-43-25.352783</text:p>
          </table:table-cell>
          <table:table-cell table:style-name="ce5" office:value-type="string">
            <text:p>N-35-41-47.643127 E-139-43-25.352783</text:p>
          </table:table-cell>
          <table:table-cell table:style-name="ce40" table:formula="of:=IF([.E9]=&quot;&quot;;[.C9];CONCATENATE([.C9];&quot; / &quot;;[.E9]))" office:value-type="string" office:string-value=":m 東和 PHOTO / 211127sa / 牛込柳町 / 特養ホーム和光園新築工事 / １名 / 横山設備工業（冨士工） / 現場状況 / N-35-41-47.643127 E-139-43-25.352783 / N-35-41-47.643127 E-139-43-25.352783">
            <text:p>:m 東和 PHOTO / 211127sa / 牛込柳町 / 特養ホーム和光園新築工事 / １名 / 横山設備工業（冨士工） / 現場状況 / N-35-41-47.643127 E-139-43-25.352783 / N-35-41-47.643127 E-139-43-25.35278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7_07-00-13_000.jpg</text:p>
          </table:table-cell>
          <table:table-cell table:style-name="ce12" office:value-type="string">
            <text:p>:m 東和 PHOTO / 211127sa / 牛込柳町 / 特養ホーム和光園新築工事 / １名 / 横山設備工業（冨士工） / 現場状況 / N-35-41-47.643127 E-139-43-25.352783</text:p>
          </table:table-cell>
          <table:table-cell table:style-name="ce12"/>
          <table:table-cell table:style-name="ce5" table:formula="of:=[.F10]" office:value-type="string" office:string-value="N-35-41-47.643127 E-139-43-25.352783">
            <text:p>N-35-41-47.643127 E-139-43-25.352783</text:p>
          </table:table-cell>
          <table:table-cell table:style-name="ce5" office:value-type="string">
            <text:p>N-35-41-47.643127 E-139-43-25.352783</text:p>
          </table:table-cell>
          <table:table-cell table:style-name="ce40" table:formula="of:=IF([.E10]=&quot;&quot;;[.C10];CONCATENATE([.C10];&quot; / &quot;;[.E10]))" office:value-type="string" office:string-value=":m 東和 PHOTO / 211127sa / 牛込柳町 / 特養ホーム和光園新築工事 / １名 / 横山設備工業（冨士工） / 現場状況 / N-35-41-47.643127 E-139-43-25.352783 / N-35-41-47.643127 E-139-43-25.352783">
            <text:p>:m 東和 PHOTO / 211127sa / 牛込柳町 / 特養ホーム和光園新築工事 / １名 / 横山設備工業（冨士工） / 現場状況 / N-35-41-47.643127 E-139-43-25.352783 / N-35-41-47.643127 E-139-43-25.35278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1-27_16-05-01_000.jpg</text:p>
          </table:table-cell>
          <table:table-cell table:style-name="ce12" office:value-type="string">
            <text:p>:m 東和 PHOTO / 211127sa / 牛込柳町 / 特養ホーム和光園新築工事 / １名 / 横山設備工業（冨士工） / 日報</text:p>
          </table:table-cell>
          <table:table-cell table:style-name="ce12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11]=&quot;&quot;;[.C11];CONCATENATE([.C11];&quot; / &quot;;[.E11]))" office:value-type="string" office:string-value=":m 東和 PHOTO / 211127sa / 牛込柳町 / 特養ホーム和光園新築工事 / １名 / 横山設備工業（冨士工） / 日報">
            <text:p>:m 東和 PHOTO / 211127sa / 牛込柳町 / 特養ホーム和光園新築工事 / １名 / 横山設備工業（冨士工） / 日報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1-28_03-27-21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1-28_03-27-27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 office:value-type="string">
            <text:p>N-35-35-28.642272 E-139-34-49.050292</text:p>
          </table:table-cell>
          <table:table-cell table:style-name="ce40" table:formula="of:=IF([.E13]=&quot;&quot;;[.C13];CONCATENATE([.C13];&quot; / &quot;;[.E1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1-28_08-08-49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 office:value-type="string">
            <text:p>N-35-35-28.559875 E-139-34-48.940429</text:p>
          </table:table-cell>
          <table:table-cell table:style-name="ce40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1-28_12-18-32_000.jpg</text:p>
          </table:table-cell>
          <table:table-cell table:style-name="ce19" office:value-type="string">
            <text:p>:m 食べた物</text:p>
          </table:table-cell>
          <table:table-cell table:style-name="ce12"/>
          <table:table-cell table:style-name="ce5"/>
          <table:table-cell table:style-name="ce5" office:value-type="string">
            <text:p>N-35-35-28.587341 E-139-34-49.215087</text:p>
          </table:table-cell>
          <table:table-cell table:style-name="ce40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1-28_13-16-15_000.jpg</text:p>
          </table:table-cell>
          <table:table-cell table:style-name="ce19" office:value-type="string">
            <text:p>:m 1*1 RES / free# S87DP9 記事読み / id=2T38(browser=tor) / media=lite / theme=政治資金規制；維新の会；収支報告書,other=~</text:p>
          </table:table-cell>
          <table:table-cell table:style-name="ce12"/>
          <table:table-cell table:style-name="ce5"/>
          <table:table-cell table:style-name="ce5" office:value-type="string">
            <text:p>N-35-35-28.642272 E-139-34-49.215087</text:p>
          </table:table-cell>
          <table:table-cell table:style-name="ce40" table:formula="of:=IF([.E16]=&quot;&quot;;[.C16];CONCATENATE([.C16];&quot; / &quot;;[.E16]))" office:value-type="string" office:string-value=":m 1*1 RES / free# S87DP9 記事読み / id=2T38(browser=tor) / media=lite / theme=政治資金規制；維新の会；収支報告書,other=~">
            <text:p>:m 1*1 RES / free# S87DP9 記事読み / id=2T38(browser=tor) / media=lite / theme=政治資金規制；維新の会；収支報告書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1-11-28_14-36-39_000.jpg</text:p>
          </table:table-cell>
          <table:table-cell table:style-name="ce19" office:value-type="string">
            <text:p>:m :篠笛,shinobue #*# / session-memo / s.1:prac,for=phrase:warm-up,Re+,tempo=~,other=~,key=~,notes=~,R=~</text:p>
          </table:table-cell>
          <table:table-cell table:style-name="ce19"/>
          <table:table-cell table:style-name="ce5"/>
          <table:table-cell table:style-name="ce5" office:value-type="string">
            <text:p>N-35-35-28.573608 E-139-34-49.160156</text:p>
          </table:table-cell>
          <table:table-cell table:style-name="ce40" table:formula="of:=IF([.E17]=&quot;&quot;;[.C17];CONCATENATE([.C17];&quot; / &quot;;[.E17]))" office:value-type="string" office:string-value=":m :篠笛,shinobue #*# / session-memo / s.1:prac,for=phrase:warm-up,Re+,tempo=~,other=~,key=~,notes=~,R=~">
            <text:p>:m :篠笛,shinobue #*# / session-memo / s.1:prac,for=phrase:warm-up,Re+,tempo=~,other=~,key=~,notes=~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1-11-28_15-45-36_000.jpg</text:p>
          </table:table-cell>
          <table:table-cell table:style-name="ce19" office:value-type="string">
            <text:p>:m RES 1*2 / free# JVEMV6 76#_41:2 / 76. physics / w=~,topics=ポアソン括弧式,other=~,s=~,i=~,doc=r-6.1-1~10#3.1</text:p>
          </table:table-cell>
          <table:table-cell table:style-name="ce21"/>
          <table:table-cell table:style-name="ce5"/>
          <table:table-cell table:style-name="ce5" office:value-type="string">
            <text:p>N-35-35-31.842041 E-139-34-58.00415</text:p>
          </table:table-cell>
          <table:table-cell table:style-name="ce40" table:formula="of:=IF([.E18]=&quot;&quot;;[.C18];CONCATENATE([.C18];&quot; / &quot;;[.E18]))" office:value-type="string" office:string-value=":m RES 1*2 / free# JVEMV6 76#_41:2 / 76. physics / w=~,topics=ポアソン括弧式,other=~,s=~,i=~,doc=r-6.1-1~10#3.1">
            <text:p>:m RES 1*2 / free# JVEMV6 76#_41:2 / 76. physics / w=~,topics=ポアソン括弧式,other=~,s=~,i=~,doc=r-6.1-1~10#3.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1-28_15-45-55_000.jpg</text:p>
          </table:table-cell>
          <table:table-cell table:style-name="ce19" office:value-type="string">
            <text:p>:m RES 2*2 / free# JVEMV6 76#_41:2 / 76. physics / w=~,topics=ポアソン括弧式,other=~,s=~,i=~,doc=r-6.1-1~10#3.1</text:p>
          </table:table-cell>
          <table:table-cell table:style-name="ce19"/>
          <table:table-cell table:style-name="ce5"/>
          <table:table-cell table:style-name="ce5" office:value-type="string">
            <text:p>N-35-35-31.814575 E-139-34-58.00415</text:p>
          </table:table-cell>
          <table:table-cell table:style-name="ce40" table:formula="of:=IF([.E19]=&quot;&quot;;[.C19];CONCATENATE([.C19];&quot; / &quot;;[.E19]))" office:value-type="string" office:string-value=":m RES 2*2 / free# JVEMV6 76#_41:2 / 76. physics / w=~,topics=ポアソン括弧式,other=~,s=~,i=~,doc=r-6.1-1~10#3.1">
            <text:p>:m RES 2*2 / free# JVEMV6 76#_41:2 / 76. physics / w=~,topics=ポアソン括弧式,other=~,s=~,i=~,doc=r-6.1-1~10#3.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1-28_17-06-06_000.jpg</text:p>
          </table:table-cell>
          <table:table-cell table:style-name="ce12" office:value-type="string">
            <text:p>:m 東和 PHOTO / 211127sa / 牛込柳町 / 特養ホーム和光園新築工事 / １名 / 横山設備工業（冨士工） / 日誌</text:p>
          </table:table-cell>
          <table:table-cell table:style-name="ce19"/>
          <table:table-cell table:style-name="ce5"/>
          <table:table-cell table:style-name="ce5" office:value-type="string">
            <text:p>N-35-35-28.587341 E-139-34-49.215087</text:p>
          </table:table-cell>
          <table:table-cell table:style-name="ce40" table:formula="of:=IF([.E20]=&quot;&quot;;[.C20];CONCATENATE([.C20];&quot; / &quot;;[.E20]))" office:value-type="string" office:string-value=":m 東和 PHOTO / 211127sa / 牛込柳町 / 特養ホーム和光園新築工事 / １名 / 横山設備工業（冨士工） / 日誌">
            <text:p>:m 東和 PHOTO / 211127sa / 牛込柳町 / 特養ホーム和光園新築工事 / １名 / 横山設備工業（冨士工） / 日誌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 office:value-type="string">
            <text:p>2021-11-28_17-12-28_000.jpg</text:p>
          </table:table-cell>
          <table:table-cell table:style-name="ce19" office:value-type="string">
            <text:p><text:s/>:m 1-4*7 RES / JVEMV6 64#134_yamamoto_ieyasu-- / 『徳川家康』 著者=山本七平,校注=~ / p.17 / w=元就；尼子；義元；家康；,topic=~,other=~ </text:p>
          </table:table-cell>
          <table:table-cell table:style-name="ce20"/>
          <table:table-cell table:style-name="ce5"/>
          <table:table-cell table:style-name="ce5" office:value-type="string">
            <text:p>N-35-35-28.601074 E-139-34-49.270019</text:p>
          </table:table-cell>
          <table:table-cell table:style-name="ce40" table:formula="of:=IF([.E21]=&quot;&quot;;[.C21];CONCATENATE([.C21];&quot; / &quot;;[.E21]))" office:value-type="string" office:string-value=" :m 1-4*7 RES / JVEMV6 64#134_yamamoto_ieyasu-- / 『徳川家康』 著者=山本七平,校注=~ / p.17 / w=元就；尼子；義元；家康；,topic=~,other=~ ">
            <text:p><text:s/>:m 1-4*7 RES / JVEMV6 64#134_yamamoto_ieyasu-- / 『徳川家康』 著者=山本七平,校注=~ / p.17 / w=元就；尼子；義元；家康；,topic=~,other=~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1-28_17-12-54_000.jpg</text:p>
          </table:table-cell>
          <table:table-cell table:style-name="ce19" office:value-type="string">
            <text:p><text:s/>:m 5-7*7 RES / JVEMV6 64#134_yamamoto_ieyasu-- / 『徳川家康』 著者=山本七平,校注=~ / p.50 / w=義元；家康；清洲城,topic=~,other=~ </text:p>
          </table:table-cell>
          <table:table-cell table:style-name="ce12"/>
          <table:table-cell table:style-name="ce5"/>
          <table:table-cell table:style-name="ce5" office:value-type="string">
            <text:p>N-35-35-28.573608 E-139-34-49.215087</text:p>
          </table:table-cell>
          <table:table-cell table:style-name="ce40" table:formula="of:=IF([.E22]=&quot;&quot;;[.C22];CONCATENATE([.C22];&quot; / &quot;;[.E22]))" office:value-type="string" office:string-value=" :m 5-7*7 RES / JVEMV6 64#134_yamamoto_ieyasu-- / 『徳川家康』 著者=山本七平,校注=~ / p.50 / w=義元；家康；清洲城,topic=~,other=~ ">
            <text:p><text:s/>:m 5-7*7 RES / JVEMV6 64#134_yamamoto_ieyasu-- / 『徳川家康』 著者=山本七平,校注=~ / p.50 / w=義元；家康；清洲城,topic=~,other=~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東和 PHOTO / 211127sa / 牛込柳町 / 特養ホーム和光園新築工事 / １名 / 横山設備工業（冨士工） / 出発時間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日報</text:p>
          </table:table-cell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021/11/28</text:date>, <text:time>22:2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8T22:26:49.57</dc:date>
    <dc:creator>iwabuchi ken</dc:creator>
    <meta:editing-duration>P40DT13H25M59S</meta:editing-duration>
    <meta:editing-cycles>13897</meta:editing-cycles>
    <meta:document-statistic meta:table-count="1" meta:cell-count="478" meta:object-count="0"/>
  </office:meta>
</office:document-meta>
</file>